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line-height="150%"/>
      <style:text-properties style:font-name="Times New Roman" fo:font-size="12pt" fo:language="en" fo:country="US" officeooo:rsid="005d6cba" officeooo:paragraph-rsid="005d6cba" style:font-size-asian="10.5pt" style:font-size-complex="12pt"/>
    </style:style>
    <style:style style:name="P2" style:family="paragraph" style:parent-style-name="Text_20_body">
      <style:paragraph-properties fo:line-height="150%"/>
      <style:text-properties style:font-name="Times New Roman" fo:language="en" fo:country="US" officeooo:rsid="0026836a" officeooo:paragraph-rsid="0026836a"/>
    </style:style>
    <style:style style:name="P3" style:family="paragraph" style:parent-style-name="Text_20_body">
      <style:paragraph-properties fo:line-height="150%"/>
      <style:text-properties style:font-name="Times New Roman" fo:language="en" fo:country="US" officeooo:rsid="0026836a" officeooo:paragraph-rsid="006093c7"/>
    </style:style>
    <style:style style:name="P4" style:family="paragraph" style:parent-style-name="Text_20_body">
      <style:paragraph-properties fo:line-height="150%"/>
      <style:text-properties style:font-name="Times New Roman" fo:language="en" fo:country="US" officeooo:rsid="0024ee8f" officeooo:paragraph-rsid="0024ee8f"/>
    </style:style>
    <style:style style:name="P5" style:family="paragraph" style:parent-style-name="Text_20_body">
      <style:paragraph-properties fo:line-height="150%"/>
      <style:text-properties style:font-name="Times New Roman"/>
    </style:style>
    <style:style style:name="P6" style:family="paragraph" style:parent-style-name="Text_20_body">
      <style:paragraph-properties fo:line-height="150%"/>
      <style:text-properties style:font-name="Times New Roman" officeooo:paragraph-rsid="004d13fe"/>
    </style:style>
    <style:style style:name="P7" style:family="paragraph" style:parent-style-name="Text_20_body">
      <style:paragraph-properties fo:line-height="150%"/>
    </style:style>
    <style:style style:name="P8" style:family="paragraph" style:parent-style-name="Text_20_body">
      <style:paragraph-properties fo:line-height="150%"/>
      <style:text-properties officeooo:paragraph-rsid="006093c7"/>
    </style:style>
    <style:style style:name="P9" style:family="paragraph" style:parent-style-name="Bibliography_20_1">
      <style:paragraph-properties fo:margin-left="0cm" fo:margin-right="0cm" fo:text-indent="0cm" style:auto-text-indent="false"/>
      <style:text-properties style:font-name="Times New Roman" fo:language="en" fo:country="US" officeooo:rsid="0026836a"/>
    </style:style>
    <style:style style:name="T1" style:family="text">
      <style:text-properties officeooo:rsid="0026836a"/>
    </style:style>
    <style:style style:name="T2" style:family="text">
      <style:text-properties fo:language="en" fo:country="US"/>
    </style:style>
    <style:style style:name="T3" style:family="text">
      <style:text-properties fo:language="en" fo:country="US" officeooo:rsid="002ccf8a"/>
    </style:style>
    <style:style style:name="T4" style:family="text">
      <style:text-properties fo:language="en" fo:country="US" officeooo:rsid="00167e43"/>
    </style:style>
    <style:style style:name="T5" style:family="text">
      <style:text-properties fo:language="en" fo:country="US" officeooo:rsid="00142e9c"/>
    </style:style>
    <style:style style:name="T6" style:family="text">
      <style:text-properties fo:language="en" fo:country="US" officeooo:rsid="003bee24"/>
    </style:style>
    <style:style style:name="T7" style:family="text">
      <style:text-properties fo:language="en" fo:country="US" officeooo:rsid="003d2353"/>
    </style:style>
    <style:style style:name="T8" style:family="text">
      <style:text-properties fo:language="en" fo:country="US" officeooo:rsid="00404036"/>
    </style:style>
    <style:style style:name="T9" style:family="text">
      <style:text-properties fo:language="en" fo:country="US" officeooo:rsid="00421c0c"/>
    </style:style>
    <style:style style:name="T10" style:family="text">
      <style:text-properties fo:language="en" fo:country="US" officeooo:rsid="0044068d"/>
    </style:style>
    <style:style style:name="T11" style:family="text">
      <style:text-properties fo:language="en" fo:country="US" officeooo:rsid="0018cbb0"/>
    </style:style>
    <style:style style:name="T12" style:family="text">
      <style:text-properties fo:language="en" fo:country="US" officeooo:rsid="0045f6f2"/>
    </style:style>
    <style:style style:name="T13" style:family="text">
      <style:text-properties fo:language="en" fo:country="US" officeooo:rsid="001b772f"/>
    </style:style>
    <style:style style:name="T14" style:family="text">
      <style:text-properties fo:language="en" fo:country="US" officeooo:rsid="001cea29"/>
    </style:style>
    <style:style style:name="T15" style:family="text">
      <style:text-properties fo:language="en" fo:country="US" officeooo:rsid="00366bbf"/>
    </style:style>
    <style:style style:name="T16" style:family="text">
      <style:text-properties fo:language="en" fo:country="US" officeooo:rsid="0049ef26"/>
    </style:style>
    <style:style style:name="T17" style:family="text">
      <style:text-properties fo:language="en" fo:country="US" officeooo:rsid="004b33b0"/>
    </style:style>
    <style:style style:name="T18" style:family="text">
      <style:text-properties fo:language="en" fo:country="US" officeooo:rsid="004d13fe"/>
    </style:style>
    <style:style style:name="T19" style:family="text">
      <style:text-properties fo:language="en" fo:country="US" officeooo:rsid="004e792a"/>
    </style:style>
    <style:style style:name="T20" style:family="text">
      <style:text-properties fo:language="en" fo:country="US" officeooo:rsid="004fe836"/>
    </style:style>
    <style:style style:name="T21" style:family="text">
      <style:text-properties fo:font-variant="normal" fo:text-transform="none" style:text-position="0% 100%" fo:language="en" fo:country="US" style:text-underline-style="none" fo:font-weight="normal"/>
    </style:style>
    <style:style style:name="T22" style:family="text">
      <style:text-properties fo:font-variant="normal" fo:text-transform="none" style:text-position="0% 100%" fo:language="en" fo:country="US" style:text-underline-style="none" fo:font-weight="normal" officeooo:rsid="00142e9c"/>
    </style:style>
    <style:style style:name="T23" style:family="text">
      <style:text-properties fo:font-variant="normal" fo:text-transform="none" style:text-position="0% 100%" fo:language="en" fo:country="US" style:text-underline-style="none" fo:font-weight="normal" officeooo:rsid="0045f6f2"/>
    </style:style>
    <style:style style:name="T24" style:family="text">
      <style:text-properties fo:font-variant="normal" fo:text-transform="none" style:text-position="0% 100%" fo:language="en" fo:country="US" style:text-underline-style="none" fo:font-weight="normal" officeooo:rsid="0018cbb0"/>
    </style:style>
    <style:style style:name="T25" style:family="text">
      <style:text-properties fo:font-variant="normal" fo:text-transform="none" style:text-position="0% 100%" fo:language="en" fo:country="US" fo:font-style="normal" style:text-underline-style="none" fo:font-weight="normal"/>
    </style:style>
    <style:style style:name="T26" style:family="text">
      <style:text-properties fo:font-variant="normal" fo:text-transform="none" style:text-position="0% 100%" fo:font-style="italic" style:text-underline-style="none" fo:font-weight="normal" style:font-style-asian="italic"/>
    </style:style>
    <style:style style:name="T27" style:family="text">
      <style:text-properties fo:font-variant="normal" fo:text-transform="none" style:text-position="0% 100%" style:text-underline-style="none" fo:font-weight="normal"/>
    </style:style>
    <style:style style:name="T28" style:family="text">
      <style:text-properties fo:font-variant="normal" fo:text-transform="none" style:text-position="0% 100%" fo:font-style="normal" style:text-underline-style="none" fo:font-weight="normal"/>
    </style:style>
    <style:style style:name="T29" style:family="text">
      <style:text-properties fo:font-variant="normal" fo:text-transform="none" style:text-position="0% 100%" style:font-name="Times New Roman" fo:language="en" fo:country="US" style:text-underline-style="none" fo:font-weight="normal" officeooo:rsid="001753f6"/>
    </style:style>
    <style:style style:name="T30" style:family="text">
      <style:text-properties fo:font-variant="normal" fo:text-transform="none" style:text-position="0% 100%" style:font-name="Times New Roman" fo:language="en" fo:country="US" style:text-underline-style="none" fo:font-weight="normal" officeooo:rsid="002122a4"/>
    </style:style>
    <style:style style:name="T31" style:family="text">
      <style:text-properties officeooo:rsid="003d2353"/>
    </style:style>
    <style:style style:name="T32" style:family="text">
      <style:text-properties officeooo:rsid="00516e78"/>
    </style:style>
    <style:style style:name="T33" style:family="text">
      <style:text-properties style:font-name="Times New Roman" fo:language="en" fo:country="US" officeooo:rsid="002122a4"/>
    </style:style>
    <style:style style:name="T34" style:family="text">
      <style:text-properties style:font-name="Times New Roman" fo:language="en" fo:country="US" officeooo:rsid="002ec936"/>
    </style:style>
    <style:style style:name="T35" style:family="text">
      <style:text-properties style:font-name="Times New Roman" fo:language="en" fo:country="US" officeooo:rsid="00167e43"/>
    </style:style>
    <style:style style:name="T36" style:family="text">
      <style:text-properties style:font-name="Times New Roman" fo:language="en" fo:country="US" officeooo:rsid="001753f6"/>
    </style:style>
    <style:style style:name="T37" style:family="text">
      <style:text-properties style:font-name="Times New Roman" fo:language="en" fo:country="US" officeooo:rsid="001ec985"/>
    </style:style>
    <style:style style:name="T38" style:family="text">
      <style:text-properties style:font-name="Times New Roman" fo:language="en" fo:country="US" officeooo:rsid="0057cc07"/>
    </style:style>
    <style:style style:name="T39" style:family="text">
      <style:text-properties style:font-name="Times New Roman" fo:language="en" fo:country="US" officeooo:rsid="0020618c"/>
    </style:style>
    <style:style style:name="T40" style:family="text">
      <style:text-properties style:font-name="Times New Roman" fo:language="en" fo:country="US" officeooo:rsid="0020de9c"/>
    </style:style>
    <style:style style:name="T41" style:family="text">
      <style:text-properties style:font-name="Times New Roman" fo:language="en" fo:country="US" officeooo:rsid="00366bbf"/>
    </style:style>
    <style:style style:name="T42" style:family="text">
      <style:text-properties style:font-name="Times New Roman" fo:language="en" fo:country="US" officeooo:rsid="00588333"/>
    </style:style>
    <style:style style:name="T43" style:family="text">
      <style:text-properties style:font-name="Times New Roman" fo:language="en" fo:country="US" officeooo:rsid="0026836a"/>
    </style:style>
    <style:style style:name="T44" style:family="text">
      <style:text-properties style:font-name="Times New Roman" fo:language="en" fo:country="US" officeooo:rsid="005bb4ec"/>
    </style:style>
    <style:style style:name="T45" style:family="text">
      <style:text-properties style:font-name="Times New Roman" fo:language="en" fo:country="US" fo:font-weight="bold" officeooo:rsid="005bb4ec" style:font-weight-asian="bold" style:font-weight-complex="bold"/>
    </style:style>
    <style:style style:name="T46" style:family="text">
      <style:text-properties style:font-name="Times New Roman" fo:language="en" fo:country="US" fo:font-weight="bold" officeooo:rsid="00302b61" style:font-weight-asian="bold" style:font-weight-complex="bold"/>
    </style:style>
    <style:style style:name="T47" style:family="text">
      <style:text-properties style:font-name="Times New Roman" fo:language="en" fo:country="US" officeooo:rsid="006093c7"/>
    </style:style>
    <style:style style:name="T48" style:family="text">
      <style:text-properties style:font-name="Times New Roman" fo:language="en" fo:country="US" officeooo:rsid="00302b61"/>
    </style:style>
    <style:style style:name="T49" style:family="text">
      <style:text-properties style:font-name="Times New Roman" fo:language="en" fo:country="US" officeooo:rsid="00375ee3"/>
    </style:style>
    <style:style style:name="T50" style:family="text">
      <style:text-properties style:font-name="Times New Roman" fo:language="en" fo:country="US" officeooo:rsid="00620983"/>
    </style:style>
    <style:style style:name="T51" style:family="text">
      <style:text-properties style:font-name="Times New Roman" fo:language="en" fo:country="US" officeooo:rsid="0063d931"/>
    </style:style>
    <style:style style:name="T52" style:family="text">
      <style:text-properties fo:font-style="italic" style:font-style-asian="italic"/>
    </style:style>
    <style:style style:name="T53" style:family="text">
      <style:text-properties officeooo:rsid="006093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5"><text:span text:style-name="T2">Since a lot of studies focused on above-ground communities and their evolution through time and space, the below-ground ecosystem is poorly studied,</text:span><text:reference-mark-start text:name="ZOTERO_ITEM CSL_CITATION {&quot;citationID&quot;:&quot;dnKiUO8m&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chG8skBh6J"/><text:span text:style-name="T25">(Van</text:span><text:span text:style-name="T28">ěk 1975)</text:span><text:reference-mark-end text:name="ZOTERO_ITEM CSL_CITATION {&quot;citationID&quot;:&quot;dnKiUO8m&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chG8skBh6J"/><text:span text:style-name="T2"> </text:span><text:reference-mark-start text:name="ZOTERO_ITEM CSL_CITATION {&quot;citationID&quot;:&quot;5HvKYOMe&quot;,&quot;properties&quot;:{&quot;formattedCitation&quot;:&quot;(Nielsen {\\i{}et al.} 2010)&quot;,&quot;plainCitation&quot;:&quot;(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nZfYdYuiSG"/><text:span text:style-name="T21">(Nielsen </text:span><text:span text:style-name="T26">et al.</text:span><text:span text:style-name="T27"> 2010)</text:span><text:reference-mark-end text:name="ZOTERO_ITEM CSL_CITATION {&quot;citationID&quot;:&quot;5HvKYOMe&quot;,&quot;properties&quot;:{&quot;formattedCitation&quot;:&quot;(Nielsen {\\i{}et al.} 2010)&quot;,&quot;plainCitation&quot;:&quot;(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nZfYdYuiSG"/><text:span text:style-name="T2">. The reasons are multiple, for instance, lack of interest, difficulties to account all of taxas : “(…</text:span><text:span text:style-name="T10">) w</text:span><text:span text:style-name="T2">e only know at best a tiny fraction of the existing species diversity, and (2) our knowledge of both the distribution and abundance of many known species remains very poor” (Wilson, 2002). </text:span><text:span text:style-name="T10">Decaëns, 2010 also said that</text:span><text:span text:style-name="T6"> “we know a very little about their taxonomy, systematics and biogeography”.</text:span></text:p>
      <text:p text:style-name="P5"><text:span text:style-name="T2">Nevertheless, the soil is the most spread compartment, because it constitutes the base for every land ecosystem, it’s present in every environment. The soil is the substrate for almost all land plants, and the habitat of multiple forms of life. </text:span><text:span text:style-name="T6">Thus, it is very important in agriculture, in an aim of production. </text:span><text:reference-mark-start text:name="ZOTERO_ITEM CSL_CITATION {&quot;citationID&quot;:&quot;OhHQSaWA&quot;,&quot;properties&quot;:{&quot;formattedCitation&quot;:&quot;(Carter 2002)&quot;,&quot;plainCitation&quot;:&quot;(Carter 2002)&quot;,&quot;noteIndex&quot;:0},&quot;citationItems&quot;:[{&quot;id&quot;:537,&quot;uris&quot;:[&quot;http://zotero.org/users/9477588/items/7Y4NWFG7&quot;],&quot;itemData&quot;:{&quot;id&quot;:537,&quot;type&quot;:&quot;article-journal&quot;,&quot;abstract&quot;:&quot;Soil quality concepts are commonly used to evaluate sustainable land management in agroecosystems. The objectives of this review were to trace the importance of soil organic matter (SOM) in Canadian sustainable land management studies and illustrate the role of SOM and aggregation in sustaining soil functions. Canadian studies on soil quality were initiated in the early 1980s and showed that loss of SOM and soil aggregate stability were standard features of nonsustainable land use. Subsequent studies have evaluated SOM quality using the following logical sequence: soil purpose and function, processes, properties and indicators, and methodology. Limiting steps in this soil quality framework are the questions of critical limits and standardization for soil properties. At present, critical limits for SOM are selected using a commonly accepted reference value or based on empirically derived relations between SOM and a specific soil process or function (e.g., soil fertility, productivity, or erodibility). Organic matter fractions (e.g., macro-organic matter, light fraction, microbial biomass, and mineralizable C) describe the quality of SOM. These fractions have biological significance for several soil functions and processes and are sensitive indicators of changes in total SOM. Total SOM influences soil compactibility, friability, and soil water-holding capacity while aggregated SOM has major implications for the functioning of soil in regulating air and water infiltration, conserving nutrients, and influencing soil permeability and erodibility. Overall, organic matter inputs, the dynamics of the sand-sized macro-organic matter, and the soil aggregation process are important factors in maintaining and regulating organic matter functioning in soil.&quot;,&quot;container-title&quot;:&quot;AGRONOMY JOURNAL&quot;,&quot;language&quot;:&quot;en&quot;,&quot;source&quot;:&quot;Zotero&quot;,&quot;title&quot;:&quot;Soil Quality for Sustainable Land Management: Organic Matter and Aggregation Interactions that Maintain Soil Functions&quot;,&quot;volume&quot;:&quot;94&quot;,&quot;author&quot;:[{&quot;family&quot;:&quot;Carter&quot;,&quot;given&quot;:&quot;Martin R&quot;}],&quot;issued&quot;:{&quot;date-parts&quot;:[[&quot;2002&quot;]]}}}],&quot;schema&quot;:&quot;https://github.com/citation-style-language/schema/raw/master/csl-citation.json&quot;} RNDzefsYnmlo7"/><text:span text:style-name="T6">(Carter 2002)</text:span><text:reference-mark-end text:name="ZOTERO_ITEM CSL_CITATION {&quot;citationID&quot;:&quot;OhHQSaWA&quot;,&quot;properties&quot;:{&quot;formattedCitation&quot;:&quot;(Carter 2002)&quot;,&quot;plainCitation&quot;:&quot;(Carter 2002)&quot;,&quot;noteIndex&quot;:0},&quot;citationItems&quot;:[{&quot;id&quot;:537,&quot;uris&quot;:[&quot;http://zotero.org/users/9477588/items/7Y4NWFG7&quot;],&quot;itemData&quot;:{&quot;id&quot;:537,&quot;type&quot;:&quot;article-journal&quot;,&quot;abstract&quot;:&quot;Soil quality concepts are commonly used to evaluate sustainable land management in agroecosystems. The objectives of this review were to trace the importance of soil organic matter (SOM) in Canadian sustainable land management studies and illustrate the role of SOM and aggregation in sustaining soil functions. Canadian studies on soil quality were initiated in the early 1980s and showed that loss of SOM and soil aggregate stability were standard features of nonsustainable land use. Subsequent studies have evaluated SOM quality using the following logical sequence: soil purpose and function, processes, properties and indicators, and methodology. Limiting steps in this soil quality framework are the questions of critical limits and standardization for soil properties. At present, critical limits for SOM are selected using a commonly accepted reference value or based on empirically derived relations between SOM and a specific soil process or function (e.g., soil fertility, productivity, or erodibility). Organic matter fractions (e.g., macro-organic matter, light fraction, microbial biomass, and mineralizable C) describe the quality of SOM. These fractions have biological significance for several soil functions and processes and are sensitive indicators of changes in total SOM. Total SOM influences soil compactibility, friability, and soil water-holding capacity while aggregated SOM has major implications for the functioning of soil in regulating air and water infiltration, conserving nutrients, and influencing soil permeability and erodibility. Overall, organic matter inputs, the dynamics of the sand-sized macro-organic matter, and the soil aggregation process are important factors in maintaining and regulating organic matter functioning in soil.&quot;,&quot;container-title&quot;:&quot;AGRONOMY JOURNAL&quot;,&quot;language&quot;:&quot;en&quot;,&quot;source&quot;:&quot;Zotero&quot;,&quot;title&quot;:&quot;Soil Quality for Sustainable Land Management: Organic Matter and Aggregation Interactions that Maintain Soil Functions&quot;,&quot;volume&quot;:&quot;94&quot;,&quot;author&quot;:[{&quot;family&quot;:&quot;Carter&quot;,&quot;given&quot;:&quot;Martin R&quot;}],&quot;issued&quot;:{&quot;date-parts&quot;:[[&quot;2002&quot;]]}}}],&quot;schema&quot;:&quot;https://github.com/citation-style-language/schema/raw/master/csl-citation.json&quot;} RNDzefsYnmlo7"/><text:span text:style-name="T6">. </text:span><text:span text:style-name="T2">Actually, soil is pretty rich in terms of diversity, as well as it contains </text:span><text:span text:style-name="T5">a lot of</text:span><text:span text:style-name="T2"> terrestrial fauna </text:span><text:span text:style-name="T7">families </text:span><text:reference-mark-start text:name="ZOTERO_ITEM CSL_CITATION {&quot;citationID&quot;:&quot;fP7kUEQU&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z4wNEhPRFK"/>(Gongalsky 2021)<text:reference-mark-end text:name="ZOTERO_ITEM CSL_CITATION {&quot;citationID&quot;:&quot;fP7kUEQU&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z4wNEhPRFK"/>, <text:span text:style-name="T31">and enormous unique microbial communities</text:span><text:reference-mark-start text:name="ZOTERO_ITEM CSL_CITATION {&quot;citationID&quot;:&quot;hSLwt2GC&quot;,&quot;properties&quot;:{&quot;formattedCitation&quot;:&quot;(Griffiths &amp; Philippot 2013)&quot;,&quot;plainCitation&quot;:&quot;(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onkbcTfhdN"/><text:span text:style-name="T31">(Griffiths &amp; Philippot 2013)</text:span><text:reference-mark-end text:name="ZOTERO_ITEM CSL_CITATION {&quot;citationID&quot;:&quot;hSLwt2GC&quot;,&quot;properties&quot;:{&quot;formattedCitation&quot;:&quot;(Griffiths &amp; Philippot 2013)&quot;,&quot;plainCitation&quot;:&quot;(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onkbcTfhdN"/><text:span text:style-name="T31">. </text:span><text:span text:style-name="T2">In addition, its role in ecosystems and material cycle is essential, thanks to micro and macro fauna, putting compounds into movement, ac</text:span><text:span text:style-name="T3">c</text:span><text:span text:style-name="T2">elerat</text:span><text:span text:style-name="T3">ing</text:span><text:span text:style-name="T2"> </text:span><text:span text:style-name="T7">decomposition and </text:span><text:span text:style-name="T2">minerali</text:span><text:span text:style-name="T3">z</text:span><text:span text:style-name="T2">ation</text:span><text:reference-mark-start text:name="ZOTERO_ITEM CSL_CITATION {&quot;citationID&quot;:&quot;PmAwVSCL&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1B5hJ1Vgf3"/><text:span text:style-name="T21">(Bradford </text:span><text:span text:style-name="T26">et al.</text:span><text:span text:style-name="T27"> 2002)</text:span><text:reference-mark-end text:name="ZOTERO_ITEM CSL_CITATION {&quot;citationID&quot;:&quot;PmAwVSCL&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1B5hJ1Vgf3"/><text:span text:style-name="T2">. </text:span><text:span text:style-name="T5">Soil is the major compartment </text:span><text:span text:style-name="T3">that is</text:span><text:span text:style-name="T5"> sequest</text:span><text:span text:style-name="T3">er</text:span><text:span text:style-name="T5">ing carbon </text:span><text:reference-mark-start text:name="ZOTERO_ITEM CSL_CITATION {&quot;citationID&quot;:&quot;ejp6DObx&quot;,&quot;properties&quot;:{&quot;formattedCitation&quot;:&quot;(Lal {\\i{}et al.} 2015)&quot;,&quot;plainCitation&quot;:&quot;(Lal et al. 2015)&quot;,&quot;noteIndex&quot;:0},&quot;citationItems&quot;:[{&quot;id&quot;:543,&quot;uris&quot;:[&quot;http://zotero.org/users/9477588/items/PT5EG2NZ&quot;],&quot;itemData&quot;:{&quot;id&quot;:543,&quot;type&quot;:&quot;article-journal&quot;,&quot;container-title&quot;:&quot;Current Opinion in Environmental Sustainability&quot;,&quot;DOI&quot;:&quot;10.1016/j.cosust.2015.09.002&quot;,&quot;ISSN&quot;:&quot;18773435&quot;,&quot;journalAbbreviation&quot;:&quot;Current Opinion in Environmental Sustainability&quot;,&quot;language&quot;:&quot;en&quot;,&quot;page&quot;:&quot;79-86&quot;,&quot;source&quot;:&quot;DOI.org (Crossref)&quot;,&quot;title&quot;:&quot;Carbon sequestration in soil&quot;,&quot;volume&quot;:&quot;15&quot;,&quot;author&quot;:[{&quot;family&quot;:&quot;Lal&quot;,&quot;given&quot;:&quot;Rattan&quot;},{&quot;family&quot;:&quot;Negassa&quot;,&quot;given&quot;:&quot;Wakene&quot;},{&quot;family&quot;:&quot;Lorenz&quot;,&quot;given&quot;:&quot;Klaus&quot;}],&quot;issued&quot;:{&quot;date-parts&quot;:[[&quot;2015&quot;,8]]}}}],&quot;schema&quot;:&quot;https://github.com/citation-style-language/schema/raw/master/csl-citation.json&quot;} RND1quhhcER9V"/><text:span text:style-name="T22">(Lal </text:span><text:span text:style-name="T26">et al.</text:span><text:span text:style-name="T27"> 2015)</text:span><text:reference-mark-end text:name="ZOTERO_ITEM CSL_CITATION {&quot;citationID&quot;:&quot;ejp6DObx&quot;,&quot;properties&quot;:{&quot;formattedCitation&quot;:&quot;(Lal {\\i{}et al.} 2015)&quot;,&quot;plainCitation&quot;:&quot;(Lal et al. 2015)&quot;,&quot;noteIndex&quot;:0},&quot;citationItems&quot;:[{&quot;id&quot;:543,&quot;uris&quot;:[&quot;http://zotero.org/users/9477588/items/PT5EG2NZ&quot;],&quot;itemData&quot;:{&quot;id&quot;:543,&quot;type&quot;:&quot;article-journal&quot;,&quot;container-title&quot;:&quot;Current Opinion in Environmental Sustainability&quot;,&quot;DOI&quot;:&quot;10.1016/j.cosust.2015.09.002&quot;,&quot;ISSN&quot;:&quot;18773435&quot;,&quot;journalAbbreviation&quot;:&quot;Current Opinion in Environmental Sustainability&quot;,&quot;language&quot;:&quot;en&quot;,&quot;page&quot;:&quot;79-86&quot;,&quot;source&quot;:&quot;DOI.org (Crossref)&quot;,&quot;title&quot;:&quot;Carbon sequestration in soil&quot;,&quot;volume&quot;:&quot;15&quot;,&quot;author&quot;:[{&quot;family&quot;:&quot;Lal&quot;,&quot;given&quot;:&quot;Rattan&quot;},{&quot;family&quot;:&quot;Negassa&quot;,&quot;given&quot;:&quot;Wakene&quot;},{&quot;family&quot;:&quot;Lorenz&quot;,&quot;given&quot;:&quot;Klaus&quot;}],&quot;issued&quot;:{&quot;date-parts&quot;:[[&quot;2015&quot;,8]]}}}],&quot;schema&quot;:&quot;https://github.com/citation-style-language/schema/raw/master/csl-citation.json&quot;} RND1quhhcER9V"/><text:span text:style-name="T5">, which is relevant in our present context.</text:span><text:span text:style-name="T2"> </text:span><text:span text:style-name="T5">As every habitat on Earth</text:span><text:span text:style-name="T8">,</text:span><text:span text:style-name="T5"> the soil experience humans activities, mostly </text:span><text:span text:style-name="T9">pollution (with an emerging of microplastics), land uses, </text:span><text:span text:style-name="T5">depletion of nutrients, loss of organic matter and changes in pH balance </text:span><text:reference-mark-start text:name="ZOTERO_ITEM CSL_CITATION {&quot;citationID&quot;:&quot;WtGbbkWn&quot;,&quot;properties&quot;:{&quot;formattedCitation&quot;:&quot;(Geisen {\\i{}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jDVdbItZof"/><text:span text:style-name="T22">(Geisen </text:span><text:span text:style-name="T26">et al.</text:span><text:span text:style-name="T27"> 2019)</text:span><text:reference-mark-end text:name="ZOTERO_ITEM CSL_CITATION {&quot;citationID&quot;:&quot;WtGbbkWn&quot;,&quot;properties&quot;:{&quot;formattedCitation&quot;:&quot;(Geisen {\\i{}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jDVdbItZof"/><text:span text:style-name="T2">, </text:span><text:reference-mark-start text:name="ZOTERO_ITEM CSL_CITATION {&quot;citationID&quot;:&quot;g7gsUvqH&quot;,&quot;properties&quot;:{&quot;formattedCitation&quot;:&quot;(Tibbett {\\i{}et al.} 2020)&quot;,&quot;plainCitation&quot;:&quot;(Tibbett et al. 2020)&quot;,&quot;noteIndex&quot;:0},&quot;citationItems&quot;:[{&quot;id&quot;:547,&quot;uris&quot;:[&quot;http://zotero.org/users/9477588/items/BSY5LES5&quot;],&quot;itemData&quot;:{&quot;id&quot;:547,&quot;type&quot;:&quot;article-journal&quot;,&quot;abstract&quot;:&quot;A decline in soil biodiversity is generally considered to be the reduction of forms of life living in soils, both in terms of quantity and variety. Where soil biodiversity decline occurs, it can significantly affect the soils’ ability to function, respond to perturbations and recover from a disturbance. Several soil threats have been identified as having negative effects on soil biodiversity, including human intensive exploitation, land-use change and soil organic matter decline. In this review we consider what we mean by soil biodiversity, and why it is important to monitor. After a thorough review of the literature identified on a Web of Science search concerning threats to soil biodiversity (topic search: threat* ‘‘soil biodiversity’’), we compiled a table of biodiversity threats considered in each paper including climate change, land use change, intensive human exploitation, decline in soil health or plastic; followed by detailed listings of threats studied. This we compared to a previously published expert assessment of threats to soil biodiversity. In addition, we identified emerging threats, particularly microplastics, in the 10 years following these knowledge based rankings. We found that many soil biodiversity studies do not focus on biodiversity sensu stricto, rather these studies examined either changes in abundance and/or diversity of individual groups of soil biota, instead of soil biodiversity as a whole, encompassing all levels of the soil food web. This highlights the complexity of soil biodiversity which is often impractical to assess in all but the largest studies. Published global scientific activity was only partially related to the threats identified by the expert panel assessment. The number of threats and the priority given to the threats (by number of publications) were quite different, indicating a disparity between research actions versus perceived threats. The lack of research effort in key areas of high priority in the threats to soil biodiversity are a concerning finding and requires some consideration and debate in the research community.&quot;,&quot;container-title&quot;:&quot;PeerJ&quot;,&quot;DOI&quot;:&quot;10.7717/peerj.9271&quot;,&quot;ISSN&quot;:&quot;2167-8359&quot;,&quot;language&quot;:&quot;en&quot;,&quot;page&quot;:&quot;e9271&quot;,&quot;source&quot;:&quot;DOI.org (Crossref)&quot;,&quot;title&quot;:&quot;Identifying potential threats to soil biodiversity&quot;,&quot;volume&quot;:&quot;8&quot;,&quot;author&quot;:[{&quot;family&quot;:&quot;Tibbett&quot;,&quot;given&quot;:&quot;Mark&quot;},{&quot;family&quot;:&quot;Fraser&quot;,&quot;given&quot;:&quot;Tandra D.&quot;},{&quot;family&quot;:&quot;Duddigan&quot;,&quot;given&quot;:&quot;Sarah&quot;}],&quot;issued&quot;:{&quot;date-parts&quot;:[[&quot;2020&quot;,6,12]]}}}],&quot;schema&quot;:&quot;https://github.com/citation-style-language/schema/raw/master/csl-citation.json&quot;} RNDpalOMfFvD6"/><text:span text:style-name="T22">(Tibbett </text:span><text:span text:style-name="T26">et al.</text:span><text:span text:style-name="T27"> 2020)</text:span><text:reference-mark-end text:name="ZOTERO_ITEM CSL_CITATION {&quot;citationID&quot;:&quot;g7gsUvqH&quot;,&quot;properties&quot;:{&quot;formattedCitation&quot;:&quot;(Tibbett {\\i{}et al.} 2020)&quot;,&quot;plainCitation&quot;:&quot;(Tibbett et al. 2020)&quot;,&quot;noteIndex&quot;:0},&quot;citationItems&quot;:[{&quot;id&quot;:547,&quot;uris&quot;:[&quot;http://zotero.org/users/9477588/items/BSY5LES5&quot;],&quot;itemData&quot;:{&quot;id&quot;:547,&quot;type&quot;:&quot;article-journal&quot;,&quot;abstract&quot;:&quot;A decline in soil biodiversity is generally considered to be the reduction of forms of life living in soils, both in terms of quantity and variety. Where soil biodiversity decline occurs, it can significantly affect the soils’ ability to function, respond to perturbations and recover from a disturbance. Several soil threats have been identified as having negative effects on soil biodiversity, including human intensive exploitation, land-use change and soil organic matter decline. In this review we consider what we mean by soil biodiversity, and why it is important to monitor. After a thorough review of the literature identified on a Web of Science search concerning threats to soil biodiversity (topic search: threat* ‘‘soil biodiversity’’), we compiled a table of biodiversity threats considered in each paper including climate change, land use change, intensive human exploitation, decline in soil health or plastic; followed by detailed listings of threats studied. This we compared to a previously published expert assessment of threats to soil biodiversity. In addition, we identified emerging threats, particularly microplastics, in the 10 years following these knowledge based rankings. We found that many soil biodiversity studies do not focus on biodiversity sensu stricto, rather these studies examined either changes in abundance and/or diversity of individual groups of soil biota, instead of soil biodiversity as a whole, encompassing all levels of the soil food web. This highlights the complexity of soil biodiversity which is often impractical to assess in all but the largest studies. Published global scientific activity was only partially related to the threats identified by the expert panel assessment. The number of threats and the priority given to the threats (by number of publications) were quite different, indicating a disparity between research actions versus perceived threats. The lack of research effort in key areas of high priority in the threats to soil biodiversity are a concerning finding and requires some consideration and debate in the research community.&quot;,&quot;container-title&quot;:&quot;PeerJ&quot;,&quot;DOI&quot;:&quot;10.7717/peerj.9271&quot;,&quot;ISSN&quot;:&quot;2167-8359&quot;,&quot;language&quot;:&quot;en&quot;,&quot;page&quot;:&quot;e9271&quot;,&quot;source&quot;:&quot;DOI.org (Crossref)&quot;,&quot;title&quot;:&quot;Identifying potential threats to soil biodiversity&quot;,&quot;volume&quot;:&quot;8&quot;,&quot;author&quot;:[{&quot;family&quot;:&quot;Tibbett&quot;,&quot;given&quot;:&quot;Mark&quot;},{&quot;family&quot;:&quot;Fraser&quot;,&quot;given&quot;:&quot;Tandra D.&quot;},{&quot;family&quot;:&quot;Duddigan&quot;,&quot;given&quot;:&quot;Sarah&quot;}],&quot;issued&quot;:{&quot;date-parts&quot;:[[&quot;2020&quot;,6,12]]}}}],&quot;schema&quot;:&quot;https://github.com/citation-style-language/schema/raw/master/csl-citation.json&quot;} RNDpalOMfFvD6"/><text:span text:style-name="T2">. </text:span><text:span text:style-name="T16">In this current Anthropocene context, it’s becoming essential to protect theses ecosystems, as well as their biodiversity. </text:span><text:span text:style-name="T5"><text:line-break/></text:span><text:span text:style-name="T16">In this will, t</text:span><text:span text:style-name="T2">rying to understand how communities develop and evolve constitutes a major key in knowledge and prediction of soil’s states</text:span><text:reference-mark-start text:name="ZOTERO_ITEM CSL_CITATION {&quot;citationID&quot;:&quot;orSP53oG&quot;,&quot;properties&quot;:{&quot;formattedCitation&quot;:&quot;(Gardi {\\i{}et al.} 2009)&quot;,&quot;plainCitation&quot;:&quot;(Gardi et al. 2009)&quot;,&quot;noteIndex&quot;:0},&quot;citationItems&quot;:[{&quot;id&quot;:553,&quot;uris&quot;:[&quot;http://zotero.org/users/9477588/items/QXD6WWNL&quot;],&quot;itemData&quot;:{&quot;id&quot;:553,&quot;type&quot;:&quot;article-journal&quot;,&quot;abstract&quot;:&quot;The increasing interest in soil biodiversity and its protection includes both the biodiversity conservation issues and the mostly unknown economic and ecological values of services provided by soil biodiversity. Inventory and monitoring are necessary tools for the achievement of an adequate level of knowledge regarding soil biodiversity status and for the detection of biodiversity hot spots as well as areas where current levels of biodiversity are under threat of decline. In this paper the main tools and methodological approaches for soil biodiversity measurement are presented. Technical aspects related to the inventory and monitoring activities at a large spatial scale are discussed. A short review of some current experiences of soil biodiversity monitoring at the European level is also presented.&quot;,&quot;container-title&quot;:&quot;European Journal of Soil Science&quot;,&quot;DOI&quot;:&quot;10.1111/j.1365-2389.2009.01177.x&quot;,&quot;ISSN&quot;:&quot;13510754&quot;,&quot;issue&quot;:&quot;5&quot;,&quot;language&quot;:&quot;en&quot;,&quot;page&quot;:&quot;807-819&quot;,&quot;source&quot;:&quot;DOI.org (Crossref)&quot;,&quot;title&quot;:&quot;Soil biodiversity monitoring in Europe: ongoing activities and challenges&quot;,&quot;title-short&quot;:&quot;Soil biodiversity monitoring in Europe&quot;,&quot;volume&quot;:&quot;60&quot;,&quot;author&quot;:[{&quot;family&quot;:&quot;Gardi&quot;,&quot;given&quot;:&quot;C.&quot;},{&quot;family&quot;:&quot;Montanarella&quot;,&quot;given&quot;:&quot;L.&quot;},{&quot;family&quot;:&quot;Arrouays&quot;,&quot;given&quot;:&quot;D.&quot;},{&quot;family&quot;:&quot;Bispo&quot;,&quot;given&quot;:&quot;A.&quot;},{&quot;family&quot;:&quot;Lemanceau&quot;,&quot;given&quot;:&quot;P.&quot;},{&quot;family&quot;:&quot;Jolivet&quot;,&quot;given&quot;:&quot;C.&quot;},{&quot;family&quot;:&quot;Mulder&quot;,&quot;given&quot;:&quot;C.&quot;},{&quot;family&quot;:&quot;Ranjard&quot;,&quot;given&quot;:&quot;L.&quot;},{&quot;family&quot;:&quot;Römbke&quot;,&quot;given&quot;:&quot;J.&quot;},{&quot;family&quot;:&quot;Rutgers&quot;,&quot;given&quot;:&quot;M.&quot;},{&quot;family&quot;:&quot;Menta&quot;,&quot;given&quot;:&quot;C.&quot;}],&quot;issued&quot;:{&quot;date-parts&quot;:[[&quot;2009&quot;,10]]}}}],&quot;schema&quot;:&quot;https://github.com/citation-style-language/schema/raw/master/csl-citation.json&quot;} RNDgXdlWdSsod"/><text:span text:style-name="T21">(Gardi </text:span><text:span text:style-name="T26">et al.</text:span><text:span text:style-name="T27"> 2009)</text:span><text:reference-mark-end text:name="ZOTERO_ITEM CSL_CITATION {&quot;citationID&quot;:&quot;orSP53oG&quot;,&quot;properties&quot;:{&quot;formattedCitation&quot;:&quot;(Gardi {\\i{}et al.} 2009)&quot;,&quot;plainCitation&quot;:&quot;(Gardi et al. 2009)&quot;,&quot;noteIndex&quot;:0},&quot;citationItems&quot;:[{&quot;id&quot;:553,&quot;uris&quot;:[&quot;http://zotero.org/users/9477588/items/QXD6WWNL&quot;],&quot;itemData&quot;:{&quot;id&quot;:553,&quot;type&quot;:&quot;article-journal&quot;,&quot;abstract&quot;:&quot;The increasing interest in soil biodiversity and its protection includes both the biodiversity conservation issues and the mostly unknown economic and ecological values of services provided by soil biodiversity. Inventory and monitoring are necessary tools for the achievement of an adequate level of knowledge regarding soil biodiversity status and for the detection of biodiversity hot spots as well as areas where current levels of biodiversity are under threat of decline. In this paper the main tools and methodological approaches for soil biodiversity measurement are presented. Technical aspects related to the inventory and monitoring activities at a large spatial scale are discussed. A short review of some current experiences of soil biodiversity monitoring at the European level is also presented.&quot;,&quot;container-title&quot;:&quot;European Journal of Soil Science&quot;,&quot;DOI&quot;:&quot;10.1111/j.1365-2389.2009.01177.x&quot;,&quot;ISSN&quot;:&quot;13510754&quot;,&quot;issue&quot;:&quot;5&quot;,&quot;language&quot;:&quot;en&quot;,&quot;page&quot;:&quot;807-819&quot;,&quot;source&quot;:&quot;DOI.org (Crossref)&quot;,&quot;title&quot;:&quot;Soil biodiversity monitoring in Europe: ongoing activities and challenges&quot;,&quot;title-short&quot;:&quot;Soil biodiversity monitoring in Europe&quot;,&quot;volume&quot;:&quot;60&quot;,&quot;author&quot;:[{&quot;family&quot;:&quot;Gardi&quot;,&quot;given&quot;:&quot;C.&quot;},{&quot;family&quot;:&quot;Montanarella&quot;,&quot;given&quot;:&quot;L.&quot;},{&quot;family&quot;:&quot;Arrouays&quot;,&quot;given&quot;:&quot;D.&quot;},{&quot;family&quot;:&quot;Bispo&quot;,&quot;given&quot;:&quot;A.&quot;},{&quot;family&quot;:&quot;Lemanceau&quot;,&quot;given&quot;:&quot;P.&quot;},{&quot;family&quot;:&quot;Jolivet&quot;,&quot;given&quot;:&quot;C.&quot;},{&quot;family&quot;:&quot;Mulder&quot;,&quot;given&quot;:&quot;C.&quot;},{&quot;family&quot;:&quot;Ranjard&quot;,&quot;given&quot;:&quot;L.&quot;},{&quot;family&quot;:&quot;Römbke&quot;,&quot;given&quot;:&quot;J.&quot;},{&quot;family&quot;:&quot;Rutgers&quot;,&quot;given&quot;:&quot;M.&quot;},{&quot;family&quot;:&quot;Menta&quot;,&quot;given&quot;:&quot;C.&quot;}],&quot;issued&quot;:{&quot;date-parts&quot;:[[&quot;2009&quot;,10]]}}}],&quot;schema&quot;:&quot;https://github.com/citation-style-language/schema/raw/master/csl-citation.json&quot;} RNDgXdlWdSsod"/><text:span text:style-name="T2">. Theses information about limit</text:span><text:span text:style-name="T10">ing </text:span><text:span text:style-name="T2">factors, </text:span><text:span text:style-name="T3">environmental</text:span><text:span text:style-name="T2"> influences are </text:span><text:span text:style-name="T3">relevant</text:span><text:span text:style-name="T2"> in order to guide preservation and protection of biodiversity </text:span><text:reference-mark-start text:name="ZOTERO_ITEM CSL_CITATION {&quot;citationID&quot;:&quot;ghuU3Dvh&quot;,&quot;properties&quot;:{&quot;formattedCitation&quot;:&quot;(Whittaker et al. 2001)&quot;,&quot;plainCitation&quot;:&quot;(Whittaker et al. 2001)&quot;,&quot;dontUpdate&quot;:true,&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V6g5YJKkQ6"/><text:span text:style-name="T21">(Whittaker et al. 2001). </text:span><text:reference-mark-end text:name="ZOTERO_ITEM CSL_CITATION {&quot;citationID&quot;:&quot;ghuU3Dvh&quot;,&quot;properties&quot;:{&quot;formattedCitation&quot;:&quot;(Whittaker et al. 2001)&quot;,&quot;plainCitation&quot;:&quot;(Whittaker et al. 2001)&quot;,&quot;dontUpdate&quot;:true,&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V6g5YJKkQ6"/><text:span text:style-name="T2">In a context of global warming and </text:span><text:span text:style-name="T17">modifications of </text:span><text:span text:style-name="T2">land uses, predictions of how soil biodiversity changes over time </text:span><text:span text:style-name="T17">could</text:span><text:span text:style-name="T2"> helps us to guess the impact of climate and lands modification on fauna, and consequently on ecosystems.</text:span></text:p>
      <text:p text:style-name="P6"><text:span text:style-name="T2">Moreover, multiple researches has used attitudinal gradient as complex factor, structuring soil’s fauna</text:span><text:reference-mark-start text:name="ZOTERO_ITEM CSL_CITATION {&quot;citationID&quot;:&quot;g4wDq3yp&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SDBp7fMGoc"/><text:span text:style-name="T21">(Fischer </text:span><text:span text:style-name="T26">et al.</text:span><text:span text:style-name="T27"> n.d.)</text:span><text:reference-mark-end text:name="ZOTERO_ITEM CSL_CITATION {&quot;citationID&quot;:&quot;g4wDq3yp&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SDBp7fMGoc"/><text:span text:style-name="T2">, </text:span><text:reference-mark-start text:name="ZOTERO_ITEM CSL_CITATION {&quot;citationID&quot;:&quot;sXBvtgyb&quot;,&quot;properties&quot;:{&quot;formattedCitation&quot;:&quot;(Peters {\\i{}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RPM2O44f8O"/><text:span text:style-name="T21">(Peters </text:span><text:span text:style-name="T26">et al.</text:span><text:span text:style-name="T27"> 2016)</text:span><text:reference-mark-end text:name="ZOTERO_ITEM CSL_CITATION {&quot;citationID&quot;:&quot;sXBvtgyb&quot;,&quot;properties&quot;:{&quot;formattedCitation&quot;:&quot;(Peters {\\i{}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RPM2O44f8O"/><text:span text:style-name="T2">, </text:span><text:reference-mark-start text:name="ZOTERO_ITEM CSL_CITATION {&quot;citationID&quot;:&quot;rvfyPYcq&quot;,&quot;properties&quot;:{&quot;formattedCitation&quot;:&quot;(Yin {\\i{}et al.} 2017)&quot;,&quot;plainCitation&quot;:&quot;(Yin et al. 2017)&quot;,&quot;noteIndex&quot;:0},&quot;citationItems&quot;:[{&quot;id&quot;:504,&quot;uris&quot;:[&quot;http://zotero.org/users/9477588/items/DW25TKLE&quot;],&quot;itemData&quot;:{&quot;id&quot;:504,&quot;type&quot;:&quot;article-journal&quot;,&quot;abstract&quot;:&quot;The understanding of patterns of vertical variation and diversity of ﬂora and fauna along elevational change has been well established over the past century. However, it is unclear whether there is an elevational distribution pattern for soil fauna. This study revealed the diversity and spatial-temporal distribution of soil macrofauna communities in different vegetation zones from forest to alpine tundra along elevation of the Changbai Mountain, China. The abundance, richness, and Shannon–Wiener diversity index of soil macrofauna communities were compared in four distinguished vegetation zones including the coniferous and broadleaved mixed forest zone, the coniferous forest zone, the subalpine dwarf birch (Betula ermanii) forest zone, and the alpine tundra zone. Soil macrofauna were extracted in May, July, and September of 2009. In each season, the abundance and richness of the soil macrofauna decreased with the ascending elevation. The Shannon–Wiener diversity indices of the soil macrofauna were higher in the vegetation zones of lower elevation than of higher elevation. Signiﬁcant differences were observed in the abundance, richness, and Shannon–Wiener diversity index for the studied vegetation zones. Soil macrofauna congregated mainly to the litter layer in the low-elevation areas and in the 0–5 cm soil layer of the higher elevation areas. The results emphasized that the diversity of soil macrofauna communities decreased as the elevation increased and possess the distinct characteristics of zonation in the mountain ecosystem. The diversity and distribution of soil macrofauna communities were inﬂuenced by mean annual precipitation, altitude, annual radiation quantity, and mean annual temperature.&quot;,&quot;container-title&quot;:&quot;Environmental Entomology&quot;,&quot;DOI&quot;:&quot;10.1093/ee/nvx051&quot;,&quot;ISSN&quot;:&quot;0046-225X, 1938-2936&quot;,&quot;issue&quot;:&quot;3&quot;,&quot;language&quot;:&quot;en&quot;,&quot;page&quot;:&quot;454-459&quot;,&quot;source&quot;:&quot;DOI.org (Crossref)&quot;,&quot;title&quot;:&quot;Diversity and Spatial-Temporal Distribution of Soil Macrofauna Communities Along Elevation in the Changbai Mountain, China&quot;,&quot;volume&quot;:&quot;46&quot;,&quot;author&quot;:[{&quot;family&quot;:&quot;Yin&quot;,&quot;given&quot;:&quot;Xiuqin&quot;},{&quot;family&quot;:&quot;Qiu&quot;,&quot;given&quot;:&quot;Lili&quot;},{&quot;family&quot;:&quot;Jiang&quot;,&quot;given&quot;:&quot;Yunfeng&quot;},{&quot;family&quot;:&quot;Wang&quot;,&quot;given&quot;:&quot;Yeqiao&quot;}],&quot;issued&quot;:{&quot;date-parts&quot;:[[&quot;2017&quot;,6]]}}}],&quot;schema&quot;:&quot;https://github.com/citation-style-language/schema/raw/master/csl-citation.json&quot;} RNDoGcllfweSH"/><text:span text:style-name="T21">(Yin </text:span><text:span text:style-name="T26">et al.</text:span><text:span text:style-name="T27"> 2017)</text:span><text:reference-mark-end text:name="ZOTERO_ITEM CSL_CITATION {&quot;citationID&quot;:&quot;rvfyPYcq&quot;,&quot;properties&quot;:{&quot;formattedCitation&quot;:&quot;(Yin {\\i{}et al.} 2017)&quot;,&quot;plainCitation&quot;:&quot;(Yin et al. 2017)&quot;,&quot;noteIndex&quot;:0},&quot;citationItems&quot;:[{&quot;id&quot;:504,&quot;uris&quot;:[&quot;http://zotero.org/users/9477588/items/DW25TKLE&quot;],&quot;itemData&quot;:{&quot;id&quot;:504,&quot;type&quot;:&quot;article-journal&quot;,&quot;abstract&quot;:&quot;The understanding of patterns of vertical variation and diversity of ﬂora and fauna along elevational change has been well established over the past century. However, it is unclear whether there is an elevational distribution pattern for soil fauna. This study revealed the diversity and spatial-temporal distribution of soil macrofauna communities in different vegetation zones from forest to alpine tundra along elevation of the Changbai Mountain, China. The abundance, richness, and Shannon–Wiener diversity index of soil macrofauna communities were compared in four distinguished vegetation zones including the coniferous and broadleaved mixed forest zone, the coniferous forest zone, the subalpine dwarf birch (Betula ermanii) forest zone, and the alpine tundra zone. Soil macrofauna were extracted in May, July, and September of 2009. In each season, the abundance and richness of the soil macrofauna decreased with the ascending elevation. The Shannon–Wiener diversity indices of the soil macrofauna were higher in the vegetation zones of lower elevation than of higher elevation. Signiﬁcant differences were observed in the abundance, richness, and Shannon–Wiener diversity index for the studied vegetation zones. Soil macrofauna congregated mainly to the litter layer in the low-elevation areas and in the 0–5 cm soil layer of the higher elevation areas. The results emphasized that the diversity of soil macrofauna communities decreased as the elevation increased and possess the distinct characteristics of zonation in the mountain ecosystem. The diversity and distribution of soil macrofauna communities were inﬂuenced by mean annual precipitation, altitude, annual radiation quantity, and mean annual temperature.&quot;,&quot;container-title&quot;:&quot;Environmental Entomology&quot;,&quot;DOI&quot;:&quot;10.1093/ee/nvx051&quot;,&quot;ISSN&quot;:&quot;0046-225X, 1938-2936&quot;,&quot;issue&quot;:&quot;3&quot;,&quot;language&quot;:&quot;en&quot;,&quot;page&quot;:&quot;454-459&quot;,&quot;source&quot;:&quot;DOI.org (Crossref)&quot;,&quot;title&quot;:&quot;Diversity and Spatial-Temporal Distribution of Soil Macrofauna Communities Along Elevation in the Changbai Mountain, China&quot;,&quot;volume&quot;:&quot;46&quot;,&quot;author&quot;:[{&quot;family&quot;:&quot;Yin&quot;,&quot;given&quot;:&quot;Xiuqin&quot;},{&quot;family&quot;:&quot;Qiu&quot;,&quot;given&quot;:&quot;Lili&quot;},{&quot;family&quot;:&quot;Jiang&quot;,&quot;given&quot;:&quot;Yunfeng&quot;},{&quot;family&quot;:&quot;Wang&quot;,&quot;given&quot;:&quot;Yeqiao&quot;}],&quot;issued&quot;:{&quot;date-parts&quot;:[[&quot;2017&quot;,6]]}}}],&quot;schema&quot;:&quot;https://github.com/citation-style-language/schema/raw/master/csl-citation.json&quot;} RNDoGcllfweSH"/><text:span text:style-name="T2">. It has the advantage to imply a lot of different parameters such as pH, temperature, water deficit, incident light. Theses one are driving other parameters like vegetal covering, Soluble Organic Matter (SOM), C/N ratio. Focusing on elevation allows us to better under</text:span><text:span text:style-name="T3">st</text:span><text:span text:style-name="T2">and mountain systems, and the relative importance of each parameter along altitude.</text:span><text:reference-mark-start text:name="ZOTERO_ITEM CSL_CITATION {&quot;citationID&quot;:&quot;GEvrHSud&quot;,&quot;properties&quot;:{&quot;formattedCitation&quot;:&quot;(Perrigo {\\i{}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2sZJEPWa6T"/><text:span text:style-name="T21">(Perrigo </text:span><text:span text:style-name="T26">et al.</text:span><text:span text:style-name="T27"> 2020)</text:span><text:reference-mark-end text:name="ZOTERO_ITEM CSL_CITATION {&quot;citationID&quot;:&quot;GEvrHSud&quot;,&quot;properties&quot;:{&quot;formattedCitation&quot;:&quot;(Perrigo {\\i{}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2sZJEPWa6T"/><text:span text:style-name="T2"> </text:span><text:span text:style-name="T4">In addition, it gives us the opportunity to have access to a large variance of environmental variables, which isn't very </text:span><text:span text:style-name="T3">well spread</text:span><text:span text:style-name="T4">. </text:span></text:p>
      <text:p text:style-name="P6"><text:soft-page-break/><text:span text:style-name="T19">Nevertheless,</text:span><text:span text:style-name="T2"> </text:span><text:reference-mark-start text:name="ZOTERO_ITEM CSL_CITATION {&quot;citationID&quot;:&quot;ouRrmWTi&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PEFLWwVXw6"/><text:span text:style-name="T2">(Gongalsky 2021)</text:span><text:reference-mark-end text:name="ZOTERO_ITEM CSL_CITATION {&quot;citationID&quot;:&quot;ouRrmWTi&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PEFLWwVXw6"/><text:span text:style-name="T2"> supported, soil macro fauna is very diverse and includes a lot of </text:span><text:span text:style-name="T3">animal families</text:span><text:span text:style-name="T2">. In other words, interactions between living forms and abiotic and biotic parameters are multiple, </text:span><text:span text:style-name="T18">but </text:span><text:span text:style-name="T2">their study could become very </text:span><text:span text:style-name="T3">difficult</text:span><text:span text:style-name="T2">. In this case, it is well supported to focus on some taxa, or interactions.</text:span></text:p>
      <text:p text:style-name="P5"><text:span text:style-name="T2">Thus, focusing on trophic guild</text:span><text:span text:style-name="T4">s</text:span><text:span text:style-name="T2"> helps us to better understand how nutrients are </text:span><text:span text:style-name="T3">distributed</text:span><text:span text:style-name="T2"> within the soil, </text:span><text:span text:style-name="T11">how</text:span><text:span text:style-name="T2"> </text:span><text:span text:style-name="T4">they</text:span><text:span text:style-name="T2"> are linked together by the movement of </text:span><text:span text:style-name="T4">organic matter</text:span><text:span text:style-name="T2">. </text:span><text:span text:style-name="T12">It also informs how plants can grow : </text:span><text:span text:style-name="T20">indeed, a more complex and mature trophic network usually increase plants growth. </text:span><text:reference-mark-start text:name="ZOTERO_ITEM CSL_CITATION {&quot;citationID&quot;:&quot;BSB2RpAe&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seyfHoSAEW"/><text:span text:style-name="T23">(Bradford </text:span><text:span text:style-name="T26">et al.</text:span><text:span text:style-name="T27"> 2002)</text:span><text:reference-mark-end text:name="ZOTERO_ITEM CSL_CITATION {&quot;citationID&quot;:&quot;BSB2RpAe&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seyfHoSAEW"/><text:span text:style-name="T12">. </text:span><text:span text:style-name="T4">Then we should be able to determine how the main </text:span><text:span text:style-name="T13">environmental </text:span><text:span text:style-name="T4">factors are driving trophic guild composition</text:span><text:span text:style-name="T2">. </text:span><text:span text:style-name="T11">Moreover, trophic guilds cou</text:span><text:span text:style-name="T13">l</text:span><text:span text:style-name="T11">d be linked </text:span><text:span text:style-name="T13">together </text:span><text:span text:style-name="T11">by </text:span><text:span text:style-name="T3">organic</text:span><text:span text:style-name="T11"> chain in which case a perturbation at a lower trophic l</text:span><text:span text:style-name="T3">evel</text:span><text:span text:style-name="T11"> could have consequences at higher levels</text:span><text:reference-mark-start text:name="ZOTERO_ITEM CSL_CITATION {&quot;citationID&quot;:&quot;ESTVGMK6&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xgnlVrpK8W"/><text:span text:style-name="T24">(Bradford </text:span><text:span text:style-name="T26">et al.</text:span><text:span text:style-name="T27"> 2002)</text:span><text:reference-mark-end text:name="ZOTERO_ITEM CSL_CITATION {&quot;citationID&quot;:&quot;ESTVGMK6&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xgnlVrpK8W"/><text:span text:style-name="T11">.</text:span><text:span text:style-name="T2"> <text:s/></text:span><text:span text:style-name="T4">This is why this study is focusing on four different trophic guilds, represented by one or more order. </text:span><text:span text:style-name="T13">The first trophic guild are predators, with a focus on carabidae family and Araneae order. Then, herbivorous </text:span><text:span text:style-name="T3">chain</text:span><text:span text:style-name="T13"> will be represented by Orthoptera order. Parasitoid wasps (Hymenoptera order) </text:span><text:span text:style-name="T14">are representatives of parasit diet. Finally, Diplopoda, Isopoda and Clitellata Order</text:span><text:span text:style-name="T15">s</text:span><text:span text:style-name="T14"> represent the detritivores. </text:span></text:p>
      <text:p text:style-name="P7"><text:span text:style-name="T35">Nevertheless, </text:span><text:span text:style-name="T36">the study of biodiversity is a wide discipline, and biodiversity metrics are diverse, with advantages, drawbacks, and habitat or scales preferences</text:span><text:reference-mark-start text:name="ZOTERO_ITEM CSL_CITATION {&quot;citationID&quot;:&quot;Dukf9OMf&quot;,&quot;properties&quot;:{&quot;formattedCitation&quot;:&quot;(Pulleman {\\i{}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lEmoTfZQbM"/><text:span text:style-name="T29">(Pulleman </text:span><text:span text:style-name="T26">et al.</text:span><text:span text:style-name="T27"> 2012)</text:span><text:reference-mark-end text:name="ZOTERO_ITEM CSL_CITATION {&quot;citationID&quot;:&quot;Dukf9OMf&quot;,&quot;properties&quot;:{&quot;formattedCitation&quot;:&quot;(Pulleman {\\i{}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lEmoTfZQbM"/><text:span text:style-name="T2">,</text:span><text:reference-mark-start text:name="ZOTERO_ITEM CSL_CITATION {&quot;citationID&quot;:&quot;ckIcEpqW&quot;,&quot;properties&quot;:{&quot;formattedCitation&quot;:&quot;(Dopheide {\\i{}et al.} 2020)&quot;,&quot;plainCitation&quot;:&quot;(Dopheide et al. 2020)&quot;,&quot;noteIndex&quot;:0},&quot;citationItems&quot;:[{&quot;id&quot;:557,&quot;uris&quot;:[&quot;http://zotero.org/users/9477588/items/WSJPG597&quot;],&quot;itemData&quot;:{&quot;id&quot;:557,&quot;type&quot;:&quot;article-journal&quot;,&quot;abstract&quot;:&quot;The effects of land use on soil invertebrates – an important ecosystem component –are poorly understood. We investigated land-use impacts on a comprehensive range of soil invertebrates across New Zealand, measured using DNA metabarcoding and six biodiversity metrics. Rarity and phylogenetic rarity – direct measures of the number of species or the portion of a phylogeny unique to a site – showed stronger, more consistent responses across taxa to land use than widely used metrics of species richness, effective species numbers, and phylogenetic diversity. Overall, phylogenetic rarity explained the highest proportion of land use-related variance. Rarity declined from natural forest to planted forest, grassland, and perennial cropland for most soil invertebrate taxa, demonstrating pervasive impacts of agricultural land use on soil invertebrate communities. Commonly used diversity metrics may underestimate the impacts of land use on soil invertebrates, whereas rarity provides clearer and more consistent evidence of these impacts.&quot;,&quot;container-title&quot;:&quot;eLife&quot;,&quot;DOI&quot;:&quot;10.7554/eLife.52787&quot;,&quot;ISSN&quot;:&quot;2050-084X&quot;,&quot;language&quot;:&quot;en&quot;,&quot;page&quot;:&quot;e52787&quot;,&quot;source&quot;:&quot;DOI.org (Crossref)&quot;,&quot;title&quot;:&quot;Rarity is a more reliable indicator of land-use impacts on soil invertebrate communities than other diversity metrics&quot;,&quot;volume&quot;:&quot;9&quot;,&quot;author&quot;:[{&quot;family&quot;:&quot;Dopheide&quot;,&quot;given&quot;:&quot;Andrew&quot;},{&quot;family&quot;:&quot;Makiola&quot;,&quot;given&quot;:&quot;Andreas&quot;},{&quot;family&quot;:&quot;Orwin&quot;,&quot;given&quot;:&quot;Kate H&quot;},{&quot;family&quot;:&quot;Holdaway&quot;,&quot;given&quot;:&quot;Robert J&quot;},{&quot;family&quot;:&quot;Wood&quot;,&quot;given&quot;:&quot;Jamie R&quot;},{&quot;family&quot;:&quot;Dickie&quot;,&quot;given&quot;:&quot;Ian A&quot;}],&quot;issued&quot;:{&quot;date-parts&quot;:[[&quot;2020&quot;,5,19]]}}}],&quot;schema&quot;:&quot;https://github.com/citation-style-language/schema/raw/master/csl-citation.json&quot;} RND5VPzjYtxfo"/><text:span text:style-name="T21">(Dopheide </text:span><text:span text:style-name="T26">et al.</text:span><text:span text:style-name="T27"> 2020)</text:span><text:reference-mark-end text:name="ZOTERO_ITEM CSL_CITATION {&quot;citationID&quot;:&quot;ckIcEpqW&quot;,&quot;properties&quot;:{&quot;formattedCitation&quot;:&quot;(Dopheide {\\i{}et al.} 2020)&quot;,&quot;plainCitation&quot;:&quot;(Dopheide et al. 2020)&quot;,&quot;noteIndex&quot;:0},&quot;citationItems&quot;:[{&quot;id&quot;:557,&quot;uris&quot;:[&quot;http://zotero.org/users/9477588/items/WSJPG597&quot;],&quot;itemData&quot;:{&quot;id&quot;:557,&quot;type&quot;:&quot;article-journal&quot;,&quot;abstract&quot;:&quot;The effects of land use on soil invertebrates – an important ecosystem component –are poorly understood. We investigated land-use impacts on a comprehensive range of soil invertebrates across New Zealand, measured using DNA metabarcoding and six biodiversity metrics. Rarity and phylogenetic rarity – direct measures of the number of species or the portion of a phylogeny unique to a site – showed stronger, more consistent responses across taxa to land use than widely used metrics of species richness, effective species numbers, and phylogenetic diversity. Overall, phylogenetic rarity explained the highest proportion of land use-related variance. Rarity declined from natural forest to planted forest, grassland, and perennial cropland for most soil invertebrate taxa, demonstrating pervasive impacts of agricultural land use on soil invertebrate communities. Commonly used diversity metrics may underestimate the impacts of land use on soil invertebrates, whereas rarity provides clearer and more consistent evidence of these impacts.&quot;,&quot;container-title&quot;:&quot;eLife&quot;,&quot;DOI&quot;:&quot;10.7554/eLife.52787&quot;,&quot;ISSN&quot;:&quot;2050-084X&quot;,&quot;language&quot;:&quot;en&quot;,&quot;page&quot;:&quot;e52787&quot;,&quot;source&quot;:&quot;DOI.org (Crossref)&quot;,&quot;title&quot;:&quot;Rarity is a more reliable indicator of land-use impacts on soil invertebrate communities than other diversity metrics&quot;,&quot;volume&quot;:&quot;9&quot;,&quot;author&quot;:[{&quot;family&quot;:&quot;Dopheide&quot;,&quot;given&quot;:&quot;Andrew&quot;},{&quot;family&quot;:&quot;Makiola&quot;,&quot;given&quot;:&quot;Andreas&quot;},{&quot;family&quot;:&quot;Orwin&quot;,&quot;given&quot;:&quot;Kate H&quot;},{&quot;family&quot;:&quot;Holdaway&quot;,&quot;given&quot;:&quot;Robert J&quot;},{&quot;family&quot;:&quot;Wood&quot;,&quot;given&quot;:&quot;Jamie R&quot;},{&quot;family&quot;:&quot;Dickie&quot;,&quot;given&quot;:&quot;Ian A&quot;}],&quot;issued&quot;:{&quot;date-parts&quot;:[[&quot;2020&quot;,5,19]]}}}],&quot;schema&quot;:&quot;https://github.com/citation-style-language/schema/raw/master/csl-citation.json&quot;} RND5VPzjYtxfo"/><text:span text:style-name="T2">, </text:span><text:reference-mark-start text:name="ZOTERO_ITEM CSL_CITATION {&quot;citationID&quot;:&quot;bC3lxoHv&quot;,&quot;properties&quot;:{&quot;formattedCitation&quot;:&quot;(Willis 2019)&quot;,&quot;plainCitation&quot;:&quot;(Willis 2019)&quot;,&quot;noteIndex&quot;:0},&quot;citationItems&quot;:[{&quot;id&quot;:456,&quot;uris&quot;:[&quot;http://zotero.org/users/9477588/items/PE7P4PJD&quot;],&quot;itemData&quot;:{&quot;id&quot;:456,&quot;type&quot;:&quot;article-journal&quot;,&quot;abstract&quot;:&quot;Understanding the drivers of diversity is a fundamental question in ecology. Extensive literature discusses different methods for describing diversity and documenting its effects on ecosystem health and function. However, it is widely believed that diversity depends on the intensity of sampling. I discuss a statistical perspective on diversity, framing the diversity of an environment as an unknown parameter, and discussing the bias and variance of plug-in and rareﬁed estimates. I describe the state of the statistical literature for addressing these problems, focusing on the analysis of microbial diversity. I argue that latent variable models can address issues with variance, but bias corrections need to be utilized as well. I encourage ecologists to use estimates of diversity that account for unobserved species, and to use measurement error models to compare diversity across ecosystems.&quot;,&quot;container-title&quot;:&quot;Frontiers in Microbiology&quot;,&quot;DOI&quot;:&quot;10.3389/fmicb.2019.02407&quot;,&quot;ISSN&quot;:&quot;1664-302X&quot;,&quot;journalAbbreviation&quot;:&quot;Front. Microbiol.&quot;,&quot;language&quot;:&quot;en&quot;,&quot;page&quot;:&quot;2407&quot;,&quot;source&quot;:&quot;DOI.org (Crossref)&quot;,&quot;title&quot;:&quot;Rarefaction, Alpha Diversity, and Statistics&quot;,&quot;volume&quot;:&quot;10&quot;,&quot;author&quot;:[{&quot;family&quot;:&quot;Willis&quot;,&quot;given&quot;:&quot;Amy D.&quot;}],&quot;issued&quot;:{&quot;date-parts&quot;:[[&quot;2019&quot;,10,23]]}}}],&quot;schema&quot;:&quot;https://github.com/citation-style-language/schema/raw/master/csl-citation.json&quot;} RNDUPNGcmfjXa"/><text:span text:style-name="T2">(Willis 2019)</text:span><text:reference-mark-end text:name="ZOTERO_ITEM CSL_CITATION {&quot;citationID&quot;:&quot;bC3lxoHv&quot;,&quot;properties&quot;:{&quot;formattedCitation&quot;:&quot;(Willis 2019)&quot;,&quot;plainCitation&quot;:&quot;(Willis 2019)&quot;,&quot;noteIndex&quot;:0},&quot;citationItems&quot;:[{&quot;id&quot;:456,&quot;uris&quot;:[&quot;http://zotero.org/users/9477588/items/PE7P4PJD&quot;],&quot;itemData&quot;:{&quot;id&quot;:456,&quot;type&quot;:&quot;article-journal&quot;,&quot;abstract&quot;:&quot;Understanding the drivers of diversity is a fundamental question in ecology. Extensive literature discusses different methods for describing diversity and documenting its effects on ecosystem health and function. However, it is widely believed that diversity depends on the intensity of sampling. I discuss a statistical perspective on diversity, framing the diversity of an environment as an unknown parameter, and discussing the bias and variance of plug-in and rareﬁed estimates. I describe the state of the statistical literature for addressing these problems, focusing on the analysis of microbial diversity. I argue that latent variable models can address issues with variance, but bias corrections need to be utilized as well. I encourage ecologists to use estimates of diversity that account for unobserved species, and to use measurement error models to compare diversity across ecosystems.&quot;,&quot;container-title&quot;:&quot;Frontiers in Microbiology&quot;,&quot;DOI&quot;:&quot;10.3389/fmicb.2019.02407&quot;,&quot;ISSN&quot;:&quot;1664-302X&quot;,&quot;journalAbbreviation&quot;:&quot;Front. Microbiol.&quot;,&quot;language&quot;:&quot;en&quot;,&quot;page&quot;:&quot;2407&quot;,&quot;source&quot;:&quot;DOI.org (Crossref)&quot;,&quot;title&quot;:&quot;Rarefaction, Alpha Diversity, and Statistics&quot;,&quot;volume&quot;:&quot;10&quot;,&quot;author&quot;:[{&quot;family&quot;:&quot;Willis&quot;,&quot;given&quot;:&quot;Amy D.&quot;}],&quot;issued&quot;:{&quot;date-parts&quot;:[[&quot;2019&quot;,10,23]]}}}],&quot;schema&quot;:&quot;https://github.com/citation-style-language/schema/raw/master/csl-citation.json&quot;} RNDUPNGcmfjXa"/><text:span text:style-name="T2">. </text:span><text:span text:style-name="T37">Alpha taxonomic diversity does not inform of the number of similar species between two areas, or the replacement rate. </text:span></text:p>
      <text:p text:style-name="P7"><text:span text:style-name="T37">This is why, since </text:span><text:span text:style-name="T38">1960</text:span><text:span text:style-name="T37">, beta diversity index are used in order to complete information given by alpha diversity </text:span><text:reference-mark-start text:name="ZOTERO_ITEM CSL_CITATION {&quot;citationID&quot;:&quot;jnJgYMyd&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kakFRXLadA"/><text:span text:style-name="T37">(Tuomisto 2010)</text:span><text:reference-mark-end text:name="ZOTERO_ITEM CSL_CITATION {&quot;citationID&quot;:&quot;jnJgYMyd&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kakFRXLadA"/><text:span text:style-name="T37">. </text:span><text:span text:style-name="T39">Beta diversity metrics </text:span><text:span text:style-name="T40">measures three index : The spatial turnover </text:span><text:span text:style-name="T33">(replacement rate)</text:span><text:span text:style-name="T40">, the nestedness-resultant dissimilarity, <text:s/>and the total dissimilarity between two samples, two plots, </text:span><text:span text:style-name="T41">or at high scale. </text:span><text:span text:style-name="T33">It’s a better way to understand how species behave in terms of </text:span><text:span text:style-name="T34">distribution</text:span><text:span text:style-name="T33"> or how they are re</text:span><text:span text:style-name="T41">placed. </text:span><text:span text:style-name="T42">It can be paired with alpha diversity, mostly in an aim of previous description. </text:span><text:span text:style-name="T33"><text:line-break/>Just like alpha diversity, beta biodiversity is under influences of many factors, such as geographic distance, environmental variables </text:span><text:span text:style-name="T51">or biotic influences</text:span><text:span text:style-name="T33"> </text:span><text:reference-mark-start text:name="ZOTERO_ITEM CSL_CITATION {&quot;citationID&quot;:&quot;FQZQN2Tn&quot;,&quot;properties&quot;:{&quot;formattedCitation&quot;:&quot;(Rodriguez-Artigas {\\i{}et al.} 2016)&quot;,&quot;plainCitation&quot;:&quot;(Rodriguez-Artigas et al. 2016)&quot;,&quot;noteIndex&quot;:0},&quot;citationItems&quot;:[{&quot;id&quot;:559,&quot;uris&quot;:[&quot;http://zotero.org/users/9477588/items/49K8XHDB&quot;],&quot;itemData&quot;:{&quot;id&quot;:559,&quot;type&quot;:&quot;article-journal&quot;,&quot;abstract&quot;:&quot;Beta-diversity, defined as spatial replacement in species composition, is crucial to the understanding of how local communities assemble. These changes can be driven by environmental or geographic factors (such as geographic distance), or a combination of the two. Spiders have been shown to be good indicators of environmental quality. Accordingly, spiders are used in this work as model taxa to establish whether there is a decrease in community similarity that corresponds to geographic distance in the grasslands of the Campos &amp; Malezales ecoregion (Corrientes). Furthermore, the influence of climactic factors and local vegetation heterogeneity (environmental factors) on assemblage composition was evaluated. Finally, this study evaluated whether the differential dispersal capacity of spider families is a factor that influences their community structure at a regional scale. Spiders were collected with a G-Vac from vegetation in six grassland sites in the Campos &amp; Malezales ecoregion that were separated by a minimum of 13 km. With this data, the impact of alpha-diversity and different environmental variables on the beta-diversity of spider communities was analysed. Likewise, the importance of species replacement and nesting on betadiversity and their contribution to the regional diversity of spider families with different dispersion capacities was evaluated. The regional and site-specific inventories obtained were complete. The similarity between spider communities declined as the geographic distance between sites increased. Environmental variables also influenced community composition; stochastic events and abiotic forces were the principal intervening factors in assembly structure. The differential dispersal capacity of spider groups also influenced community structure at a regional scale. The regional beta-diversity, as well as species replacement, was greater in high and intermediate vagility spiders; while nesting was greater in spiders with low dispersion capacity. Geographic distance, among other factors (climate, and active and passive dispersion capacity), explains assembly structure and the decrease spider community similarity between geographically distant sites. Spiders with the highest dispersal capacity showed greater species replacement. This may be due to the discontinuity (both natural and anthropic) of the grasslands in this ecoregion, which limits the dispersal capacity of these spiders, and their close dependence on microhabitats. The dispersal capacity of the least vagile spiders is limited by geographic distance and biotic factors, such as competition, which could explain the nesting observed between their communities.&quot;,&quot;container-title&quot;:&quot;PeerJ&quot;,&quot;DOI&quot;:&quot;10.7717/peerj.1946&quot;,&quot;ISSN&quot;:&quot;2167-8359&quot;,&quot;language&quot;:&quot;en&quot;,&quot;page&quot;:&quot;e1946&quot;,&quot;source&quot;:&quot;DOI.org (Crossref)&quot;,&quot;title&quot;:&quot;Factors that influence the beta-diversity of spider communities in northwestern Argentinean Grasslands&quot;,&quot;volume&quot;:&quot;4&quot;,&quot;author&quot;:[{&quot;family&quot;:&quot;Rodriguez-Artigas&quot;,&quot;given&quot;:&quot;Sandra M.&quot;},{&quot;family&quot;:&quot;Ballester&quot;,&quot;given&quot;:&quot;Rodrigo&quot;},{&quot;family&quot;:&quot;Corronca&quot;,&quot;given&quot;:&quot;Jose A.&quot;}],&quot;issued&quot;:{&quot;date-parts&quot;:[[&quot;2016&quot;,4,21]]}}}],&quot;schema&quot;:&quot;https://github.com/citation-style-language/schema/raw/master/csl-citation.json&quot;} RNDf03vO7H5go"/><text:span text:style-name="T30">(Rodriguez-Artigas </text:span><text:span text:style-name="T26">et al.</text:span><text:span text:style-name="T27"> 2016)</text:span><text:reference-mark-end text:name="ZOTERO_ITEM CSL_CITATION {&quot;citationID&quot;:&quot;FQZQN2Tn&quot;,&quot;properties&quot;:{&quot;formattedCitation&quot;:&quot;(Rodriguez-Artigas {\\i{}et al.} 2016)&quot;,&quot;plainCitation&quot;:&quot;(Rodriguez-Artigas et al. 2016)&quot;,&quot;noteIndex&quot;:0},&quot;citationItems&quot;:[{&quot;id&quot;:559,&quot;uris&quot;:[&quot;http://zotero.org/users/9477588/items/49K8XHDB&quot;],&quot;itemData&quot;:{&quot;id&quot;:559,&quot;type&quot;:&quot;article-journal&quot;,&quot;abstract&quot;:&quot;Beta-diversity, defined as spatial replacement in species composition, is crucial to the understanding of how local communities assemble. These changes can be driven by environmental or geographic factors (such as geographic distance), or a combination of the two. Spiders have been shown to be good indicators of environmental quality. Accordingly, spiders are used in this work as model taxa to establish whether there is a decrease in community similarity that corresponds to geographic distance in the grasslands of the Campos &amp; Malezales ecoregion (Corrientes). Furthermore, the influence of climactic factors and local vegetation heterogeneity (environmental factors) on assemblage composition was evaluated. Finally, this study evaluated whether the differential dispersal capacity of spider families is a factor that influences their community structure at a regional scale. Spiders were collected with a G-Vac from vegetation in six grassland sites in the Campos &amp; Malezales ecoregion that were separated by a minimum of 13 km. With this data, the impact of alpha-diversity and different environmental variables on the beta-diversity of spider communities was analysed. Likewise, the importance of species replacement and nesting on betadiversity and their contribution to the regional diversity of spider families with different dispersion capacities was evaluated. The regional and site-specific inventories obtained were complete. The similarity between spider communities declined as the geographic distance between sites increased. Environmental variables also influenced community composition; stochastic events and abiotic forces were the principal intervening factors in assembly structure. The differential dispersal capacity of spider groups also influenced community structure at a regional scale. The regional beta-diversity, as well as species replacement, was greater in high and intermediate vagility spiders; while nesting was greater in spiders with low dispersion capacity. Geographic distance, among other factors (climate, and active and passive dispersion capacity), explains assembly structure and the decrease spider community similarity between geographically distant sites. Spiders with the highest dispersal capacity showed greater species replacement. This may be due to the discontinuity (both natural and anthropic) of the grasslands in this ecoregion, which limits the dispersal capacity of these spiders, and their close dependence on microhabitats. The dispersal capacity of the least vagile spiders is limited by geographic distance and biotic factors, such as competition, which could explain the nesting observed between their communities.&quot;,&quot;container-title&quot;:&quot;PeerJ&quot;,&quot;DOI&quot;:&quot;10.7717/peerj.1946&quot;,&quot;ISSN&quot;:&quot;2167-8359&quot;,&quot;language&quot;:&quot;en&quot;,&quot;page&quot;:&quot;e1946&quot;,&quot;source&quot;:&quot;DOI.org (Crossref)&quot;,&quot;title&quot;:&quot;Factors that influence the beta-diversity of spider communities in northwestern Argentinean Grasslands&quot;,&quot;volume&quot;:&quot;4&quot;,&quot;author&quot;:[{&quot;family&quot;:&quot;Rodriguez-Artigas&quot;,&quot;given&quot;:&quot;Sandra M.&quot;},{&quot;family&quot;:&quot;Ballester&quot;,&quot;given&quot;:&quot;Rodrigo&quot;},{&quot;family&quot;:&quot;Corronca&quot;,&quot;given&quot;:&quot;Jose A.&quot;}],&quot;issued&quot;:{&quot;date-parts&quot;:[[&quot;2016&quot;,4,21]]}}}],&quot;schema&quot;:&quot;https://github.com/citation-style-language/schema/raw/master/csl-citation.json&quot;} RNDf03vO7H5go"/><text:span text:style-name="T33">. </text:span></text:p>
      <text:p text:style-name="P4">Therefore, the approach here is to study the beta diversity of <text:span text:style-name="T53">species</text:span> for four trophic guild <text:span text:style-name="T1">of soil macro fauna in multiples attitudinal gradients. </text:span></text:p>
      <text:p text:style-name="P3">We <text:span text:style-name="T53">firstly </text:span>want to know <text:span text:style-name="T53">which level of study encompass the most the diversity. </text:span></text:p>
      <text:p text:style-name="P3"><text:span text:style-name="T53">In a second time, we were interested on </text:span>which factor drives the most the <text:span text:style-name="T53">taxonomic variance</text:span> for each trophic guild, a<text:span text:style-name="T32">t </text:span>different <text:span text:style-name="T32">levels of study</text:span>. </text:p>
      <text:p text:style-name="P8"><text:soft-page-break/><text:span text:style-name="T43">The main hypothesis states that, geographic distance is the main factor driving communities traits </text:span><text:span text:style-name="T47">at high scale of sampling. </text:span><text:span text:style-name="T43">In other terms, colonization abilities should be the principal </text:span><text:span text:style-name="T50">obstacle</text:span><text:span text:style-name="T43"> in organism spreading, </text:span><text:span text:style-name="T44">as </text:span><text:span text:style-name="T45">[BIBLIO] </text:span><text:span text:style-name="T44">already supported. </text:span><text:span text:style-name="T43">In addition, a</text:span><text:span text:style-name="T44">t</text:span><text:span text:style-name="T43"> </text:span><text:span text:style-name="T47">a lower scale</text:span><text:span text:style-name="T43">, </text:span><text:span text:style-name="T47">biotic variables such as vegetation composition should preferably impact communities. </text:span><text:span text:style-name="T43">Then, </text:span><text:span text:style-name="T47">at intermediate scale, we suspect a role of habitat variable</text:span><text:span text:style-name="T43">, </text:span><text:span text:style-name="T47">like climate, or </text:span><text:span text:style-name="T50">the environment opening</text:span><text:span text:style-name="T47">.</text:span><text:span text:style-name="T43"> <text:line-break/></text:span><text:span text:style-name="T48">Finally, </text:span><text:span text:style-name="T47">we </text:span><text:span text:style-name="T48">make the assumptions that a difference between trophic guilds will be identified, in line </text:span><text:span text:style-name="T49">with</text:span><text:span text:style-name="T48"> </text:span><text:span text:style-name="T46">[Bibli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15:00:26.372000000</meta:creation-date>
    <dc:date>2023-06-01T16:55:08.687000000</dc:date>
    <meta:editing-duration>PT18H15M4S</meta:editing-duration>
    <meta:editing-cycles>37</meta:editing-cycles>
    <meta:generator>LibreOffice/7.5.2.2$Windows_X86_64 LibreOffice_project/53bb9681a964705cf672590721dbc85eb4d0c3a2</meta:generator>
    <meta:document-statistic meta:table-count="0" meta:image-count="0" meta:object-count="0" meta:page-count="3" meta:paragraph-count="12" meta:word-count="982" meta:character-count="6424" meta:non-whitespace-character-count="5442"/>
    <meta:user-defined meta:name="ZOTERO_PREF_1">&lt;data data-version="3" zotero-version="6.0.26"&gt;&lt;session id="t739Zpm8"/&gt;&lt;style id="http://www.zotero.org/styles/ecology-letters" hasBibliography="1" bibliographyStyleHasBeenSet="1"/&gt;&lt;prefs&gt;&lt;pref name="fieldType" value="ReferenceMark"/&gt;&lt;pref name="automatic</meta:user-defined>
    <meta:user-defined meta:name="ZOTERO_PREF_2">JournalAbbreviations" value="true"/&gt;&lt;/prefs&gt;&lt;/data&gt;</meta:user-defined>
  </office:meta>
</office:document-meta>
</file>